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cm" svg:height="4cm" svg:x="8.2cm" svg:y="2.6cm">
          <text:p text:style-name="P1">Motor</text:p>
          <text:p text:style-name="P1"/>
          <text:p text:style-name="P1">Tx : MotorStatus : 0x010</text:p>
          <text:p text:style-name="P1">Interval : 1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cm" svg:height="3.8cm" svg:x="8.2cm" svg:y="10cm">
          <text:p text:style-name="P1">Controller</text:p>
          <text:p text:style-name="P1"/>
          <text:p text:style-name="P1">Tx : MotorControl : 0x011</text:p>
          <text:p text:style-name="P1">Non Cycl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8cm" svg:x="1cm" svg:y="13.2cm">
          <text:p text:style-name="P1">TesterNod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4cm" svg:y1="14cm" svg:x2="8.4cm" svg:y2="11.8cm">
          <text:p/>
        </draw:line>
        <draw:custom-shape draw:style-name="gr3" draw:text-style-name="P1" draw:layer="layout" svg:width="5.4cm" svg:height="1.8cm" svg:x="1cm" svg:y="9.2cm">
          <text:p text:style-name="P1">Accelerato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4cm" svg:y1="10cm" svg:x2="8.4cm" svg:y2="11.8cm">
          <text:p/>
        </draw:line>
        <draw:connector draw:style-name="gr5" draw:text-style-name="P1" draw:layer="layout" draw:line-skew="3.099cm" svg:x1="16.2cm" svg:y1="11.9cm" svg:x2="16.2cm" svg:y2="4.6cm" draw:start-shape="id1" draw:start-glue-point="1" draw:end-shape="id2" svg:d="M16200 11900h3600v-7300h-3600" svg:viewBox="0 0 3601 7301">
          <text:p text:style-name="P1">Sends Message MotorControl</text:p>
        </draw:connector>
        <draw:connector draw:style-name="gr6" draw:text-style-name="P1" draw:layer="layout" draw:line-skew="-0.699cm -1.099cm" svg:x1="8.2cm" svg:y1="4.6cm" svg:x2="12.2cm" svg:y2="2.6cm" draw:start-shape="id2" draw:start-glue-point="3" draw:end-shape="id2" svg:d="M8200 4600h-1200v-3600h5200v1600" svg:viewBox="0 0 5201 3601">
          <text:p/>
        </draw:connector>
        <draw:frame draw:style-name="gr7" draw:text-style-name="P3" draw:layer="layout" svg:width="11.107cm" svg:height="0.962cm" svg:x="4cm" svg:y="0.238cm">
          <draw:text-box>
            <text:p>Updates MotorStatus with new Speed</text:p>
          </draw:text-box>
        </draw:frame>
        <draw:frame draw:style-name="gr7" draw:text-style-name="P4" draw:layer="layout" svg:width="10.996cm" svg:height="1.673cm" svg:x="16.604cm" svg:y="13.527cm">
          <draw:text-box>
            <text:p><text:span text:style-name="T1">All the messages are available on the </text:span><text:span text:style-name="T1">bus</text:span></text:p>
            <text:p><text:span text:style-name="T1">TesterNode uses expect() to check the </text:span><text:span text:style-name="T1">value on the bus</text:span></text:p>
            <text:p><text:span text:style-name="T1">TesterNode uses send() to change the </text:span><text:span text:style-name="T1">value on the bu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3:22:42.032367645</meta:creation-date>
    <dc:date>2020-03-25T13:32:35.057454051</dc:date>
    <meta:editing-duration>PT9M54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